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c Glennon</text:p>
      <text:p text:style-name="Standard"/>
      <text:p text:style-name="Standard"><text:tab/>The objectives of this assignment were to develop our own custom classes, and learn to create and use objects of these classes. More specifically, to learn about object oriented programming by building a game on python called roam and plunder. We had to build several different classes to do this. I was able to build a player class, a treasure class, an action class, a levels class, and a monster class. The monster class was not required but Cynthia said that if we build one we will receive an extra 15 points on this program. Although the end product does not function as a working model, I would still consider the project a success since Cynthia said she does not expect more than 1 or 2 of the games to actually work. </text:p>
      <text:p text:style-name="Standard"><text:tab/>My player class is the perfect starting point for a game designer to build off. It first initializes the main character to be operated by the user with 150 health points, and an empty inventory waiting to be filled with items from the treasure class. It also initializes the player with two important statuses: “is alive”(meaning health points are greater than zero), and “victory: False”.(a boolean value). It also includes many defined functions which could enable the player to move around and attack. It also imports the treasure class. </text:p>
      <text:p text:style-name="Standard"><text:tab/>My treasure class is possibly my best class. I first created a treasure class defined by name, description, and value, and then created many other classes which inherit from that main class. These inheriting classes include a gold class, a weapon class, a food class, and an armor class. The weapon class, food class, and armor class are also parent classes, and all have sub classes which inherit from them!</text:p>
      <text:p text:style-name="Standard"><text:tab/>My action class imports the player class, and provides the user to operate the main character with even more fun and useful commands. All the commands are also conveniently saved to a “hotkey”. This means the the user is able to call a function which executes a command simply by pressing one key. </text:p>
      <text:p text:style-name="Standard"><text:tab/>My levels class currently does not work together with the rest of the classes, but it is still a notable achievement. I was able to create a function which generates a rectangle of a random height between 10 and 25, and random width between 10 and 40. It also creates “walls”. The perimeter is filled with “#” keys, and the inside is filled with “.” keys. It also randomly replaces one of the “.” keys with a “u”. The “u” stands for up, because a more skilled programmer could generate another level and use the “u” key as a stair case. </text:p>
      <text:p text:style-name="Standard"><text:tab/>Finally, I created a monster class. I simply initialized a monster class defined by name, health points, and damage, and the created two monsters which inherit from this class. </text:p>
      <text:p text:style-name="Standard"/>
      <text:p text:style-name="Standard"><text:tab/>While working on this project I ran into countless problems. The main problem was that this project was so far beyond my skill level, that I wasn't able to efficiently work on it without having Cynthia or Alex near by. I went to all of Alex's office hours for three weeks in a row though, so I was still able to complete all the most important parts with him guiding me in the right direction. There clearly are still some parts that do not work, such as the classes all coming together, but as I mentioned before, Cynthia explicitly stated several times that she does not expect these games to actually work. The main goal was to learn about object oriented programming, and I definitely did that. </text:p>
      <text:p text:style-name="Standard"/>
      <text:p text:style-name="Standard"/>
      <text:p text:style-name="Standard"/>
      <text:p text:style-name="Standard">List of Variables Used:</text:p>
      <text:p text:style-name="Standard"/>
      <text:p text:style-name="Standard">self – a variable used to initialize a class</text:p>
      <text:p text:style-name="Standard">name – a variable initialized as self.name and then changed accordingly</text:p>
      <text:p text:style-name="Standard">description - a variable initialized as self.description and then changed accordingly </text:p>
      <text:p text:style-name="Standard"><text:soft-page-break/>hp - <text:s/>a variable initialized as self.hp and then changed accordingly</text:p>
      <text:p text:style-name="Standard">value - a variable initialized as self.value and then changed accordingly </text:p>
      <text:p text:style-name="Standard">damage – a variable initialized as self.damage and then changed accordingly</text:p>
      <text:p text:style-name="Standard">width = <text:s/>randint(10, 40)</text:p>
      <text:p text:style-name="Standard">height = randint(10, 25)</text:p>
      <text:p text:style-name="Standard">stairX = randint(1, width -1)</text:p>
      <text:p text:style-name="Standard">stairY = randint(1, height -1)</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 glennon</meta:initial-creator>
    <meta:creation-date>2016-04-26T12:48:05.30</meta:creation-date>
    <dc:date>2016-05-02T21:14:29.62</dc:date>
    <dc:creator>mac glennon</dc:creator>
    <meta:editing-duration>PT10H38M8S</meta:editing-duration>
    <meta:editing-cycles>4</meta:editing-cycles>
    <meta:generator>OpenOffice/4.1.1$Win32 OpenOffice.org_project/411m6$Build-9775</meta:generator>
    <meta:document-statistic meta:table-count="0" meta:image-count="0" meta:object-count="0" meta:page-count="2" meta:paragraph-count="20" meta:word-count="689" meta:character-count="3953"/>
  </office:meta>
</office:document-meta>
</file>